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c20d" officeooo:paragraph-rsid="001dc20d"/>
    </style:style>
    <style:style style:name="P2" style:family="paragraph" style:parent-style-name="Standard">
      <style:paragraph-properties fo:text-align="center" style:justify-single-word="false"/>
      <style:text-properties officeooo:rsid="001dc20d" officeooo:paragraph-rsid="001dc20d"/>
    </style:style>
    <style:style style:name="P3" style:family="paragraph" style:parent-style-name="Standard">
      <style:text-properties fo:font-style="italic" officeooo:rsid="001dc20d" officeooo:paragraph-rsid="001dc20d" style:font-style-asian="italic" style:font-style-complex="italic"/>
    </style:style>
    <style:style style:name="P4" style:family="paragraph" style:parent-style-name="Standard">
      <style:text-properties officeooo:rsid="000c17c4" officeooo:paragraph-rsid="001dc20d"/>
    </style:style>
    <style:style style:name="P5" style:family="paragraph" style:parent-style-name="Standard">
      <style:text-properties officeooo:rsid="000c17c4" officeooo:paragraph-rsid="001f016f"/>
    </style:style>
    <style:style style:name="P6" style:family="paragraph" style:parent-style-name="Standard">
      <style:text-properties officeooo:rsid="000c17c4" officeooo:paragraph-rsid="00202289"/>
    </style:style>
    <style:style style:name="P7" style:family="paragraph" style:parent-style-name="Standard">
      <style:text-properties officeooo:rsid="000c17c4" officeooo:paragraph-rsid="0020cfad"/>
    </style:style>
    <style:style style:name="P8" style:family="paragraph" style:parent-style-name="Standard">
      <style:text-properties officeooo:rsid="000c17c4" officeooo:paragraph-rsid="0023bf32"/>
    </style:style>
    <style:style style:name="P9" style:family="paragraph" style:parent-style-name="Standard">
      <style:text-properties officeooo:rsid="000c17c4" officeooo:paragraph-rsid="0023aec9"/>
    </style:style>
    <style:style style:name="P10" style:family="paragraph" style:parent-style-name="Standard">
      <style:text-properties officeooo:rsid="000d7455" officeooo:paragraph-rsid="001dc20d"/>
    </style:style>
    <style:style style:name="P11" style:family="paragraph" style:parent-style-name="Standard">
      <style:text-properties officeooo:rsid="000d7455" officeooo:paragraph-rsid="0020cfad"/>
    </style:style>
    <style:style style:name="P12" style:family="paragraph" style:parent-style-name="Standard">
      <style:text-properties officeooo:rsid="00202289" officeooo:paragraph-rsid="00202289"/>
    </style:style>
    <style:style style:name="P13" style:family="paragraph" style:parent-style-name="Standard">
      <style:text-properties officeooo:rsid="0020cfad" officeooo:paragraph-rsid="0020cfad"/>
    </style:style>
    <style:style style:name="P14" style:family="paragraph" style:parent-style-name="Standard">
      <style:text-properties officeooo:rsid="0023aec9" officeooo:paragraph-rsid="0023aec9"/>
    </style:style>
    <style:style style:name="P15" style:family="paragraph" style:parent-style-name="Standard">
      <style:text-properties officeooo:rsid="0023bf32" officeooo:paragraph-rsid="0023bf32"/>
    </style:style>
    <style:style style:name="P16" style:family="paragraph" style:parent-style-name="Standard">
      <style:text-properties officeooo:rsid="0025be73" officeooo:paragraph-rsid="0025be73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Standard">
      <style:text-properties officeooo:rsid="0025be73" officeooo:paragraph-rsid="0025be73"/>
    </style:style>
    <style:style style:name="P19" style:family="paragraph" style:parent-style-name="Standard">
      <style:text-properties officeooo:rsid="0026a09a" officeooo:paragraph-rsid="0026a09a"/>
    </style:style>
    <style:style style:name="P20" style:family="paragraph" style:parent-style-name="Standard">
      <style:text-properties officeooo:rsid="000c17c4" officeooo:paragraph-rsid="0026a09a"/>
    </style:style>
    <style:style style:name="P21" style:family="paragraph" style:parent-style-name="Standard">
      <style:text-properties officeooo:rsid="001dc20d" officeooo:paragraph-rsid="001dc20d"/>
    </style:style>
    <style:style style:name="P22" style:family="paragraph" style:parent-style-name="Standard">
      <style:text-properties officeooo:rsid="0027e35a" officeooo:paragraph-rsid="0027e35a"/>
    </style:style>
    <style:style style:name="T1" style:family="text">
      <style:text-properties officeooo:rsid="001dc20d"/>
    </style:style>
    <style:style style:name="T2" style:family="text">
      <style:text-properties officeooo:rsid="000d7455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6a09a"/>
    </style:style>
    <style:style style:name="T5" style:family="text">
      <style:text-properties officeooo:rsid="001f016f"/>
    </style:style>
    <style:style style:name="T6" style:family="text">
      <style:text-properties officeooo:rsid="00202289"/>
    </style:style>
    <style:style style:name="T7" style:family="text">
      <style:text-properties officeooo:rsid="0020cfad"/>
    </style:style>
    <style:style style:name="T8" style:family="text">
      <style:text-properties officeooo:rsid="0023bf32"/>
    </style:style>
    <style:style style:name="T9" style:family="text">
      <style:text-properties officeooo:rsid="0025be73"/>
    </style:style>
    <style:style style:name="T10" style:family="text">
      <style:text-properties officeooo:rsid="002607e0"/>
    </style:style>
    <style:style style:name="T11" style:family="text">
      <style:text-properties officeooo:rsid="0026a09a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position="super 58%"/>
    </style:style>
    <style:style style:name="T14" style:family="text">
      <style:text-properties officeooo:rsid="0027e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Rooted Full </text:span>Binary Trees</text:p>
      <text:p text:style-name="P2">by Sven Nilsen, 2019</text:p>
      <text:p text:style-name="P1"/>
      <text:p text:style-name="P3">In this paper I formalize <text:span text:style-name="T7">rooted full </text:span>binary trees in path semantics.</text:p>
      <text:p text:style-name="P4"/>
      <text:p text:style-name="P13">A rooted <text:span text:style-name="T10">full </text:span>binary tree is a <text:span text:style-name="T10">full </text:span>binary tree<text:span text:style-name="T13"><text:reference-ref text:reference-format="text" text:ref-name="1">[1]</text:reference-ref></text:span> where there exists a function `root`:</text:p>
      <text:p text:style-name="P7"/>
      <text:p text:style-name="P11"><text:tab/>root : <text:span text:style-name="T10">full_</text:span>binary_tree → <text:span text:style-name="T1">bool</text:span></text:p>
      <text:p text:style-name="P11"><text:tab/><text:span text:style-name="T8">root(a) = parent(a) == a</text:span></text:p>
      <text:p text:style-name="P7"/>
      <text:p text:style-name="P14">Th<text:span text:style-name="T8">e</text:span> `root` <text:span text:style-name="T8">is a node which parent is itself.</text:span></text:p>
      <text:p text:style-name="P9"/>
      <text:p text:style-name="P12">The parent of a <text:span text:style-name="T10">full </text:span>binary tree <text:span text:style-name="T8">is defined as following:</text:span></text:p>
      <text:p text:style-name="P5"/>
      <text:p text:style-name="P6"><text:tab/><text:span text:style-name="T2">parent : full_binary_tree → branch</text:span></text:p>
      <text:p text:style-name="P8"><text:tab/><text:span text:style-name="T5">parent(a) = has_parent := ∃ x { left(x) == a ∨ right(x) == a }</text:span></text:p>
      <text:p text:style-name="P6"><text:tab/><text:tab/> <text:s text:c="6"/><text:span text:style-name="T6">if has_parent { why(has_parent) } else { a }</text:span></text:p>
      <text:p text:style-name="P10"/>
      <text:p text:style-name="P15">Here, the `why` function uses the secret-notation from the language Dyon<text:span text:style-name="T13"><text:reference-ref text:reference-format="text" text:ref-name="2">[2]</text:reference-ref></text:span>. This can be thought of as extracting the `x` for which left or right child is the node.</text:p>
      <text:p text:style-name="P15"/>
      <text:p text:style-name="P15">An alternative definition using a loop <text:span text:style-name="T11">`arg_any`</text:span> which returns `opt[<text:span text:style-name="T10">full_</text:span>binary_tree]`:</text:p>
      <text:p text:style-name="P15"/>
      <text:p text:style-name="P8"><text:tab/><text:span text:style-name="T2">parent : full_binary_tree → branch</text:span></text:p>
      <text:p text:style-name="P20"><text:tab/><text:span text:style-name="T5">parent(a) = parent := arg_any x { left(x) == a ∨ right(x) == a }</text:span></text:p>
      <text:p text:style-name="P8"><text:tab/><text:tab/> <text:s text:c="6"/><text:span text:style-name="T6">if let some(x) = parent { x } else { a }</text:span></text:p>
      <text:p text:style-name="P10"/>
      <text:p text:style-name="P1">Since `parent` constrained<text:span text:style-name="T13"><text:reference-ref text:reference-format="text" text:ref-name="3">[3]</text:reference-ref></text:span> to roots is the identity function:</text:p>
      <text:p text:style-name="P1"/>
      <text:p text:style-name="P1"><text:tab/><text:span text:style-name="T2">parent{root} </text:span>&lt;<text:span text:style-name="T2">=&gt; id</text:span></text:p>
      <text:p text:style-name="P1"><text:tab/><text:span text:style-name="T2">parent{root} </text:span>&lt;<text:span text:style-name="T2">=&gt; id</text:span><text:span text:style-name="T3">T</text:span></text:p>
      <text:p text:style-name="P1"/>
      <text:p text:style-name="P1"><text:tab/><text:span text:style-name="T14">id : T → T</text:span></text:p>
      <text:p text:style-name="P1"><text:tab/><text:span text:style-name="T11">id</text:span><text:span text:style-name="T4">T</text:span><text:span text:style-name="T11"> := \(x : T) = x</text:span></text:p>
      <text:p text:style-name="P1"/>
      <text:p text:style-name="P14">What can be said about `T` is that it must be a `root`, since `id` returns the input, which is a `root`. However, `parent` returns only branches, so <text:span text:style-name="T9">since `id` returns the input, the input must be a `branch`:</text:span></text:p>
      <text:p text:style-name="P1"/>
      <text:p text:style-name="P1"><text:tab/>T &lt;=&gt; root ∧ branch</text:p>
      <text:p text:style-name="P1"/>
      <text:p text:style-name="P16">This means that if a node is a root, <text:span text:style-name="T14">it </text:span>is also a branch:</text:p>
      <text:p text:style-name="P16"/>
      <text:p text:style-name="P16"><text:tab/>root =&gt; branch</text:p>
      <text:p text:style-name="P16"/>
      <text:h text:style-name="P17" text:outline-level="3">References:</text:h>
      <text:p text:style-name="P19"/>
      <text:p text:style-name="P19"><text:reference-mark-start text:name="1"/>[1]<text:reference-mark-end text:name="1"/><text:tab/>“Full Binary Trees”</text:p>
      <text:p text:style-name="P19"><text:tab/>Sven Nilsen, 2019</text:p>
      <text:p text:style-name="P19"><text:tab/><text:a xlink:type="simple" xlink:href="https://github.com/advancedresearch/path_semantics/blob/master/papers-wip/full-binary-trees.pdf" text:style-name="Internet_20_link" text:visited-style-name="Visited_20_Internet_20_Link"><text:span text:style-name="T12">https://github.com/advancedresearch/path_semantics/blob/master/papers-wip/full-binary-trees.pdf</text:span></text:a></text:p>
      <text:p text:style-name="P19"/>
      <text:p text:style-name="P19"><text:reference-mark-start text:name="2"/>[2]<text:reference-mark-end text:name="2"/><text:tab/>“Dyon”</text:p>
      <text:p text:style-name="P19"><text:tab/>A rusty dynamically typed scripting language</text:p>
      <text:p text:style-name="P19"><text:tab/><text:a xlink:type="simple" xlink:href="https://github.com/pistondevelopers/dyon" text:style-name="Internet_20_link" text:visited-style-name="Visited_20_Internet_20_Link"><text:span text:style-name="T12">https://github.com/pistondevelopers/dyon</text:span></text:a></text:p>
      <text:p text:style-name="P19"/>
      <text:p text:style-name="P22"><text:reference-mark-start text:name="3"/>[3]<text:reference-mark-end text:name="3"/><text:tab/>“Domain Constraint Notation”</text:p>
      <text:p text:style-name="P22"><text:tab/>Sven Nilsen, 2017</text:p>
      <text:p text:style-name="P22"><text:tab/><text:a xlink:type="simple" xlink:href="https://github.com/advancedresearch/path_semantics/blob/master/papers-wip/domain-constraint-notation.pdf" text:style-name="Internet_20_link" text:visited-style-name="Visited_20_Internet_20_Link"><text:span text:style-name="T12">https://github.com/advancedresearch/path_semantics/blob/master/papers-wip/domain-constraint-notation.pdf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7:06:00.087739000</meta:creation-date>
    <dc:date>2019-09-04T20:24:32.779374000</dc:date>
    <meta:editing-duration>PT7M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5" meta:word-count="280" meta:character-count="1744" meta:non-whitespace-character-count="1463"/>
  </office:meta>
</office:document-meta>
</file>